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 <text:s text:c="5"/><text:span text:style-name="T1"><text:s/>U1. Aplicaciones Ofimáticas. Instalación y puesta en marcha</text:span></text:p>
      <text:p text:style-name="P1"/>
      <text:p text:style-name="P1"><text:tab/><text:tab/>Práctica 1. Actualización y configuración de LibreOffice</text:p>
      <text:p text:style-name="P1"/>
      <text:p text:style-name="P1">Es esta práctica, vamos a emplear Ninite para actualizar LibreOffice. A continuación, entraremos</text:p>
      <text:p text:style-name="P1">a LibreOffice y lo configuraremos. Para ello, sigue los pasos siguientes:</text:p>
      <text:p text:style-name="P1"/>
      <text:p text:style-name="P1">1. ¿Qué versión de LibreOffice tienes intalada? Realiza un pantallazo.</text:p>
      <text:p text:style-name="Standard"/>
      <text:p text:style-name="Standard"/>
      <text:p text:style-name="P1">2. Entra en Ninite y actualiza LibreOffice y otro programa. Realiza una pantallazo de las</text:p>
      <text:p text:style-name="P1">opciones que escojas.</text:p>
      <text:p text:style-name="Standard"/>
      <text:p text:style-name="Standard"/>
      <text:p text:style-name="P1">3. Instala el ejecutable que te descargues ¿Qué ventajas crees que tiene Ninite frente a la</text:p>
      <text:p text:style-name="P1">instalación de cada aplicación de forma separada? ¿Se puede utilizar para cualquier</text:p>
      <text:p text:style-name="P1">aplicación?</text:p>
      <text:p text:style-name="Standard"/>
      <text:p text:style-name="Standard"/>
      <text:p text:style-name="P1">4. Abre LibreOffice Writer y comprueba si existen más actualizaciones disponibles. Realiza</text:p>
      <text:p text:style-name="P1">un pantallazo.</text:p>
      <text:p text:style-name="Standard"/>
      <text:p text:style-name="Standard"/>
      <text:p text:style-name="P1">5. Incluye en el escritorio accesos directos a Writer y Calc</text:p>
      <text:p text:style-name="Standard"/>
      <text:p text:style-name="Standard"/>
      <text:p text:style-name="Standard"/>
      <text:p text:style-name="P1">6. En LibreOffice Writer ve al menú Herramienta y personaliza la aplicación configurando</text:p>
      <text:p text:style-name="P1">que la combinación Ctrl+G permita guardarlo todo en cualquier aplicación de LibreOffice</text:p>
      <text:p text:style-name="P1">(no sólo en Writer). Comprueba que funciona.</text:p>
      <text:p text:style-name="Standard"/>
      <text:p text:style-name="Standard"/>
      <text:p text:style-name="Standard"/>
      <text:p text:style-name="Standard"/>
      <text:p text:style-name="Standard"/>
      <text:p text:style-name="P1">7. Crea una pequeña guía de usuario (2 hojas máximos) en la que le indiques al usuario</text:p>
      <text:p text:style-name="P1">dónde tiene los posibles accesos para arrancar la aplicación Writer, la opción de guardar</text:p>
      <text:p text:style-name="P1">todo con el atajo de teclado y dónde está la ayuda en línea de la herramienta. Emplea</text:p>
      <text:p text:style-name="P1">pantallazos si consideras que son necesarios. Recuerda revisar la ortografía y cuidar el</text:p>
      <text:p text:style-name="P1">formato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5T18:50:24.182509774</meta:creation-date>
    <dc:date>2019-10-15T18:52:31.277373666</dc:date>
    <dc:creator>I116-05 </dc:creator>
    <meta:editing-duration>PT2M8S</meta:editing-duration>
    <meta:editing-cycles>1</meta:editing-cycles>
    <meta:document-statistic meta:table-count="0" meta:image-count="0" meta:object-count="0" meta:page-count="1" meta:paragraph-count="21" meta:word-count="215" meta:character-count="1398" meta:non-whitespace-character-count="1194"/>
    <meta:generator>LibreOffice/6.0.4.1$Linux_X86_64 LibreOffice_project/00m0$Build-1</meta:generator>
  </office:meta>
</office:document-meta>
</file>